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0354in"/>
    </style:style>
    <style:style style:name="Table1.B" style:family="table-column">
      <style:table-column-properties style:column-width="1.0924in"/>
    </style:style>
    <style:style style:name="Table1.C" style:family="table-column">
      <style:table-column-properties style:column-width="1.0903in"/>
    </style:style>
    <style:style style:name="Table1.D" style:family="table-column">
      <style:table-column-properties style:column-width="1.0951in"/>
    </style:style>
    <style:style style:name="Table1.E" style:family="table-column">
      <style:table-column-properties style:column-width="1.1035in"/>
    </style:style>
    <style:style style:name="Table1.F" style:family="table-column">
      <style:table-column-properties style:column-width="1.0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8479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5653in"/>
    </style:style>
    <style:style style:name="Table2.D" style:family="table-column">
      <style:table-column-properties style:column-width="0.3722in"/>
    </style:style>
    <style:style style:name="Table2.E" style:family="table-column">
      <style:table-column-properties style:column-width="2.3736in"/>
    </style:style>
    <style:style style:name="Table2.F" style:family="table-column">
      <style:table-column-properties style:column-width="1.6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2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4" style:family="paragraph" style:parent-style-name="Standard">
      <style:text-properties style:font-name="Calibri1"/>
    </style:style>
    <style:style style:name="P5" style:family="paragraph" style:parent-style-name="Standard">
      <style:text-properties style:font-name="Calibri1" fo:font-size="9pt" style:font-size-asian="9pt" style:font-size-complex="9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136322" style:font-size-asian="7pt" style:font-size-complex="7pt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0f5048" officeooo:paragraph-rsid="000f5048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24ed5" officeooo:paragraph-rsid="00124ed5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5" style:family="paragraph" style:parent-style-name="List_20_Paragraph">
      <style:paragraph-properties fo:margin-left="0.25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officeooo:rsid="0010dbf1" officeooo:paragraph-rsid="0010dbf1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officeooo:rsid="0010fe06" officeooo:paragraph-rsid="0010fe06"/>
    </style:style>
    <style:style style:name="P1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Standard">
      <style:paragraph-properties fo:line-height="115%" fo:orphans="0" fo:widows="0"/>
      <style:text-properties style:font-name="Calibri1" fo:font-size="7pt" officeooo:rsid="000f5048" officeooo:paragraph-rsid="000f5048" style:font-size-asian="7pt" style:font-size-complex="7pt"/>
    </style:style>
    <style:style style:name="P2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0f5048" officeooo:paragraph-rsid="000f5048" style:font-size-asian="7pt" style:font-size-complex="7pt"/>
    </style:style>
    <style:style style:name="P21" style:family="paragraph" style:parent-style-name="Standard">
      <style:paragraph-properties fo:line-height="115%" fo:orphans="0" fo:widows="0"/>
      <style:text-properties style:font-name="Calibri1" fo:font-size="7pt" officeooo:rsid="00109617" officeooo:paragraph-rsid="00109617" style:font-size-asian="7pt" style:font-size-complex="7pt"/>
    </style:style>
    <style:style style:name="P22" style:family="paragraph" style:parent-style-name="Standard">
      <style:paragraph-properties fo:line-height="115%" fo:orphans="0" fo:widows="0"/>
      <style:text-properties style:font-name="Calibri1" fo:font-size="7pt" officeooo:rsid="0010dbf1" officeooo:paragraph-rsid="0010dbf1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0dbf1" officeooo:paragraph-rsid="0010dbf1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24ed5" officeooo:paragraph-rsid="00124ed5" style:font-size-asian="7pt" style:font-size-complex="7pt"/>
    </style:style>
    <style:style style:name="P25" style:family="paragraph" style:parent-style-name="Standard">
      <style:paragraph-properties fo:line-height="115%" fo:orphans="0" fo:widows="0"/>
      <style:text-properties style:font-name="Calibri1" fo:font-size="7pt" officeooo:rsid="00136322" officeooo:paragraph-rsid="00136322" style:font-size-asian="7pt" style:font-size-complex="7pt"/>
    </style:style>
    <style:style style:name="P2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36322" officeooo:paragraph-rsid="00136322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44637" officeooo:paragraph-rsid="00144637" style:font-size-asian="7pt" style:font-size-complex="7pt"/>
    </style:style>
    <style:style style:name="P28" style:family="paragraph" style:parent-style-name="Standard">
      <style:text-properties style:font-name="Calibri1" officeooo:rsid="000f5048" officeooo:paragraph-rsid="000f5048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09617" officeooo:paragraph-rsid="00109617" style:font-size-asian="7pt" style:font-size-complex="7pt"/>
    </style:style>
    <style:style style:name="P3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0fe06" officeooo:paragraph-rsid="0010fe06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8e46" style:font-size-asian="7pt" style:font-size-complex="7pt"/>
    </style:style>
    <style:style style:name="T3" style:family="text">
      <style:text-properties fo:font-size="7pt" officeooo:rsid="00136322" style:font-size-asian="7pt" style:font-size-complex="7pt"/>
    </style:style>
    <style:style style:name="T4" style:family="text">
      <style:text-properties officeooo:rsid="00109617"/>
    </style:style>
    <style:style style:name="T5" style:family="text">
      <style:text-properties officeooo:rsid="0013632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4637"/>
    </style:style>
    <style:style style:name="T8" style:family="text">
      <style:text-properties officeooo:rsid="001548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Bio <text:span text:style-name="T4">Control</text:span></text:p>
      <text:p text:style-name="P5">Fighting Profi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Strike</text:p>
          </table:table-cell>
          <table:table-cell table:style-name="Table1.A1" office:value-type="string">
            <text:p text:style-name="P6">Block</text:p>
          </table:table-cell>
          <table:table-cell table:style-name="Table1.A1" office:value-type="string">
            <text:p text:style-name="P6">Shoot</text:p>
          </table:table-cell>
          <table:table-cell table:style-name="Table1.A1" office:value-type="string">
            <text:p text:style-name="P6">Dodge</text:p>
          </table:table-cell>
          <table:table-cell table:style-name="Table1.A1" office:value-type="string">
            <text:p text:style-name="P6">Zap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4"/>
      <text:p text:style-name="P5">Special Mechanics</text:p>
      <text:p text:style-name="P5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Category</text:p>
          </table:table-cell>
          <table:table-cell table:style-name="Table2.A1" office:value-type="string">
            <text:p text:style-name="P2">Cost</text:p>
          </table:table-cell>
          <table:table-cell table:style-name="Table2.A1" office:value-type="string">
            <text:p text:style-name="P2">Burn</text:p>
          </table:table-cell>
          <table:table-cell table:style-name="Table2.A1" office:value-type="string">
            <text:p text:style-name="P3">Effects</text:p>
          </table:table-cell>
          <table:table-cell table:style-name="Table2.A1" office:value-type="string">
            <text:p text:style-name="P2">Enhancements</text:p>
          </table:table-cell>
        </table:table-row>
        <table:table-row table:style-name="Table2.1">
          <table:table-cell table:style-name="Table2.A1" office:value-type="string">
            <text:p text:style-name="P22">Bio-electricity</text:p>
          </table:table-cell>
          <table:table-cell table:style-name="Table2.A1" office:value-type="string">
            <text:p text:style-name="P25"><text:span text:style-name="T8">Adder, Melee, </text:span>Aura, <text:span text:style-name="T7">Toggle</text:span></text:p>
          </table:table-cell>
          <table:table-cell table:style-name="Table2.A1" office:value-type="string">
            <text:p text:style-name="P22">20</text:p>
          </table:table-cell>
          <table:table-cell table:style-name="Table2.A1" office:value-type="string">
            <text:p text:style-name="P22">2</text:p>
          </table:table-cell>
          <table:table-cell table:style-name="Table2.A1" office:value-type="string">
            <text:list xml:id="list1900005308" text:style-name="WWNum1">
              <text:list-item>
                <text:p text:style-name="P23"><text:span text:style-name="T5">Damage</text:span> (1d4) (Penetrating, Energy)</text:p>
              </text:list-item>
              <text:list-item>
                <text:p text:style-name="P26">Retribution (Melee) (Miss)</text:p>
              </text:list-item>
              <text:list-item>
                <text:p text:style-name="P27">Also acts as an attack adder when it is toggled</text:p>
              </text:list-item>
            </text:list>
          </table:table-cell>
          <table:table-cell table:style-name="Table2.A1" office:value-type="string">
            <text:list xml:id="list144350971030063" text:continue-numbering="true" text:style-name="WWNum1">
              <text:list-item>
                <text:p text:style-name="P9">Burn -1 / x3 / +0B / 10P</text:p>
              </text:list-item>
              <text:list-item>
                <text:p text:style-name="P8"><text:span text:style-name="T5">Die Step</text:span> / x<text:span text:style-name="T5">3 </text:span>/ +1B / <text:span text:style-name="T5">1</text:span>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9">Bone Claws</text:p>
          </table:table-cell>
          <table:table-cell table:style-name="Table2.A3" office:value-type="string">
            <text:p text:style-name="P19">Attack, Melee</text:p>
          </table:table-cell>
          <table:table-cell table:style-name="Table2.A3" office:value-type="string">
            <text:p text:style-name="P19">20</text:p>
          </table:table-cell>
          <table:table-cell table:style-name="Table2.A3" office:value-type="string">
            <text:p text:style-name="P19">4</text:p>
          </table:table-cell>
          <table:table-cell table:style-name="Table2.A3" office:value-type="string">
            <text:list xml:id="list144352223428153" text:continue-numbering="true" text:style-name="WWNum1">
              <text:list-item>
                <text:p text:style-name="P20">Damage (2d8 + REF) (Physical, Slash)</text:p>
              </text:list-item>
              <text:list-item>
                <text:p text:style-name="P20">Bleeder (2)</text:p>
              </text:list-item>
              <text:list-item>
                <text:p text:style-name="P24">Chiller (2)</text:p>
              </text:list-item>
            </text:list>
          </table:table-cell>
          <table:table-cell table:style-name="Table2.A3" office:value-type="string">
            <text:list xml:id="list144351413670074" text:continue-numbering="true" text:style-name="WWNum1">
              <text:list-item>
                <text:p text:style-name="P8"><text:bookmark-start text:name="_Hlk16959278"/>Accuracy +2 / x2 / +0B / 10P</text:p>
              </text:list-item>
              <text:list-item>
                <text:p text:style-name="P11">Bleeder +1 / x3 / +0B / 10P</text:p>
              </text:list-item>
              <text:list-item>
                <text:p text:style-name="P8">Burn -1 / x3 / +0B / 10P</text:p>
              </text:list-item>
              <text:list-item>
                <text:p text:style-name="P12">Chiller +1 / x3 / +0B / 10P</text:p>
              </text:list-item>
              <text:list-item>
                <text:p text:style-name="P13"><text:span text:style-name="T1">Dmg Die / x3 / +1B / </text:span><text:span text:style-name="T2">2</text:span><text:span text:style-name="T1">0P</text:span></text:p>
              </text:list-item>
              <text:list-item>
                <text:p text:style-name="P13"><text:span text:style-name="T1">Dmg Die / x3 / -2A / </text:span><text:span text:style-name="T2">2</text:span><text:span text:style-name="T1">0P</text:span></text:p>
              </text:list-item>
              <text:list-item>
                <text:p text:style-name="P8">Pierce +1 / x3 / +0B / 10P<text:bookmark-end text:name="_Hlk16959278"/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2">Drain Energy</text:p>
          </table:table-cell>
          <table:table-cell table:style-name="Table2.A3" office:value-type="string">
            <text:p text:style-name="P22">Attack, Touch</text:p>
          </table:table-cell>
          <table:table-cell table:style-name="Table2.A3" office:value-type="string">
            <text:p text:style-name="P22">20</text:p>
          </table:table-cell>
          <table:table-cell table:style-name="Table2.A3" office:value-type="string">
            <text:p text:style-name="P22">4</text:p>
          </table:table-cell>
          <table:table-cell table:style-name="Table2.A3" office:value-type="string">
            <text:list xml:id="list144350809558277" text:continue-numbering="true" text:style-name="WWNum1">
              <text:list-item>
                <text:p text:style-name="P23">Burn (2d4)</text:p>
              </text:list-item>
              <text:list-item>
                <text:p text:style-name="P23">Burn Reduction (x) on Self</text:p>
              </text:list-item>
            </text:list>
          </table:table-cell>
          <table:table-cell table:style-name="Table2.A3" office:value-type="string">
            <text:list xml:id="list144350892891370" text:continue-numbering="true" text:style-name="WWNum1">
              <text:list-item>
                <text:p text:style-name="P13"><text:span text:style-name="T1">Adder – This power becomes an adder to be applied to another melee attack / x1 / +0B / 20P</text:span></text:p>
              </text:list-item>
              <text:list-item>
                <text:p text:style-name="P13"><text:span text:style-name="T1">Burn -1 / x3 / -- / 10P</text:span></text:p>
              </text:list-item>
              <text:list-item>
                <text:p text:style-name="P13"><text:span text:style-name="T1">Die Step / x3 / +1B / 10P</text:span></text:p>
              </text:list-item>
            </text:list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22">Drain Health</text:p>
          </table:table-cell>
          <table:table-cell table:style-name="Table2.A3" office:value-type="string">
            <text:p text:style-name="P22">Attack, Touch</text:p>
          </table:table-cell>
          <table:table-cell table:style-name="Table2.A3" office:value-type="string">
            <text:p text:style-name="P22">20</text:p>
          </table:table-cell>
          <table:table-cell table:style-name="Table2.A3" office:value-type="string">
            <text:p text:style-name="P22">4</text:p>
          </table:table-cell>
          <table:table-cell table:style-name="Table2.A3" office:value-type="string">
            <text:list xml:id="list144351013698164" text:continue-numbering="true" text:style-name="WWNum1">
              <text:list-item>
                <text:p text:style-name="P23">Damage (2d4) (Penetrating)</text:p>
              </text:list-item>
              <text:list-item>
                <text:p text:style-name="P23">Heal (x) on Self</text:p>
              </text:list-item>
            </text:list>
          </table:table-cell>
          <table:table-cell table:style-name="Table2.A3" office:value-type="string">
            <text:list xml:id="list144350855009509" text:continue-numbering="true" text:style-name="WWNum1">
              <text:list-item>
                <text:p text:style-name="P13"><text:span text:style-name="T1">Burn -1 / x3 / -- / 10P</text:span></text:p>
              </text:list-item>
              <text:list-item>
                <text:p text:style-name="P13"><text:span text:style-name="T3">Die Step</text:span><text:span text:style-name="T1"> / x2 / +1B / 20P (both dmg and heal)</text:span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2">Drain Stat</text:p>
          </table:table-cell>
          <table:table-cell table:style-name="Table2.A3" office:value-type="string">
            <text:p text:style-name="P22">Attack, Touch</text:p>
          </table:table-cell>
          <table:table-cell table:style-name="Table2.A3" office:value-type="string">
            <text:p text:style-name="P22">20</text:p>
          </table:table-cell>
          <table:table-cell table:style-name="Table2.A3" office:value-type="string">
            <text:p text:style-name="P22">4</text:p>
          </table:table-cell>
          <table:table-cell table:style-name="Table2.A3" office:value-type="string">
            <text:list xml:id="list144350807926094" text:continue-numbering="true" text:style-name="WWNum1">
              <text:list-item>
                <text:p text:style-name="P23">Drain (2d4) (Stat) (Power)</text:p>
              </text:list-item>
              <text:list-item>
                <text:p text:style-name="P23">Gain (x) (Stat)</text:p>
              </text:list-item>
              <text:list-item>
                <text:p text:style-name="P23">Stat is chosen at purchase</text:p>
              </text:list-item>
            </text:list>
          </table:table-cell>
          <table:table-cell table:style-name="Table2.A3" office:value-type="string">
            <text:list xml:id="list144351227385069" text:continue-numbering="true" text:style-name="WWNum1">
              <text:list-item>
                <text:p text:style-name="P13"><text:span text:style-name="T1">Adder – This power becomes an adder to be applied to another melee attack / x1 / +0B / 20P</text:span></text:p>
              </text:list-item>
              <text:list-item>
                <text:p text:style-name="P16"><text:span text:style-name="T1">Affect Additional Stat / x3 / +0B / 20P</text:span></text:p>
              </text:list-item>
              <text:list-item>
                <text:p text:style-name="P13"><text:span text:style-name="T1">Burn -1 / x3 / -- / 10P</text:span></text:p>
              </text:list-item>
              <text:list-item>
                <text:p text:style-name="P13"><text:span text:style-name="T1">Die Step / x3 / +1B / 10P</text:span></text:p>
              </text:list-item>
              <text:list-item>
                <text:p text:style-name="P13"><text:span text:style-name="T1">Persistent – Ongoing save gets no bonus / x1 / +1B / 20P</text:span></text:p>
              </text:list-item>
              <text:list-item>
                <text:p text:style-name="P13"><text:span text:style-name="T1">Save DL +2 / x3 / +1B / 10P</text:span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9">Exoskeleton</text:p>
          </table:table-cell>
          <table:table-cell table:style-name="Table2.A3" office:value-type="string">
            <text:p text:style-name="P19">Armor, Inherent</text:p>
          </table:table-cell>
          <table:table-cell table:style-name="Table2.A3" office:value-type="string">
            <text:p text:style-name="P19">20</text:p>
          </table:table-cell>
          <table:table-cell table:style-name="Table2.A3" office:value-type="string">
            <text:p text:style-name="P19">0</text:p>
          </table:table-cell>
          <table:table-cell table:style-name="Table2.A3" office:value-type="string">
            <text:list xml:id="list144352046627349" text:continue-numbering="true" text:style-name="WWNum1">
              <text:list-item>
                <text:p text:style-name="P20">Armor (3/3/0)</text:p>
              </text:list-item>
              <text:list-item>
                <text:p text:style-name="P20">Resist (1) (Impair, Cripple)</text:p>
              </text:list-item>
            </text:list>
          </table:table-cell>
          <table:table-cell table:style-name="Table2.A3" office:value-type="string">
            <text:list xml:id="list144351806265579" text:continue-numbering="true" text:style-name="WWNum1">
              <text:list-item>
                <text:p text:style-name="P10">Armor / x3 / +0B / 10P</text:p>
              </text:list-item>
              <text:list-item>
                <text:p text:style-name="P11">Muscle +2 / x1 / +0B / 20P</text:p>
              </text:list-item>
              <text:list-item>
                <text:p text:style-name="P10">Resist Pierce (1) / x2 / +0B / 10P</text:p>
              </text:list-item>
              <text:list-item>
                <text:p text:style-name="P11">Toughness +2 / x1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Vigor Siphon</text:p>
          </table:table-cell>
          <table:table-cell table:style-name="Table2.A1" office:value-type="string">
            <text:p text:style-name="P21">Attack, Point Blank Area, Trai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6</text:p>
          </table:table-cell>
          <table:table-cell table:style-name="Table2.A1" office:value-type="string">
            <text:list xml:id="list144351828446554" text:continue-numbering="true" text:style-name="WWNum1">
              <text:list-item>
                <text:p text:style-name="P29">Chill (Reflex, Toughness)</text:p>
              </text:list-item>
              <text:list-item>
                <text:p text:style-name="P29">+1 To All Rolls for each Chilled enemy on the battlefield</text:p>
              </text:list-item>
              <text:list-item>
                <text:p text:style-name="P30">Radius (2)</text:p>
              </text:list-item>
            </text:list>
          </table:table-cell>
          <table:table-cell table:style-name="Table2.A1" office:value-type="string">
            <text:list xml:id="list144352286664927" text:continue-numbering="true" text:style-name="WWNum1">
              <text:list-item>
                <text:p text:style-name="P13"><text:span text:style-name="T1">Burn -1 / x3 / +0B / 10P</text:span></text:p>
              </text:list-item>
              <text:list-item>
                <text:p text:style-name="P13"><text:span text:style-name="T1">Energy Siphon – You also gain 1 burn reduction/Chilled enemy adjacent to you / x1 / +1B / 20P</text:span></text:p>
              </text:list-item>
              <text:list-item>
                <text:p text:style-name="P13"><text:span text:style-name="T1">Health Siphon – Each round, you also gain 1 hit point/Chilled enemy adjacent to you / x1 / +1B / 20P</text:span></text:p>
              </text:list-item>
              <text:list-item>
                <text:p text:style-name="P17"><text:span text:style-name="T1">Radius +1 / x2 / +1B / 10P</text:span></text:p>
              </text:list-item>
              <text:list-item>
                <text:p text:style-name="P13"><text:span text:style-name="T1">Save DL +2 / x3 / +1B / 10P</text:span></text:p>
              </text:list-item>
            </text:list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6.0999999046325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15</meta:editing-cycles>
    <meta:creation-date>2022-06-09T16:16:00</meta:creation-date>
    <dc:date>2023-04-22T14:43:50.245000000</dc:date>
    <meta:editing-duration>PT2H6M34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90" meta:word-count="472" meta:character-count="1907" meta:non-whitespace-character-count="1567"/>
    <meta:user-defined meta:name="AppVersion">16.0000</meta:user-defined>
    <meta:template xlink:type="simple" xlink:actuate="onRequest" xlink:title="Normal.dotm" xlink:href=""/>
  </office:meta>
</office:document-meta>
</file>